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Descriptor.AttributeDescriptor( String localName , String qualifiedName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Descriptor.Attribute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ttributeDescriptor.AttributeDescriptor(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